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1E0FFDBCA06CCD72B26.png" manifest:media-type="image/png"/>
  <manifest:file-entry manifest:full-path="Pictures/1000020100000258000001A92B845124F2C3CC14.png" manifest:media-type="image/png"/>
  <manifest:file-entry manifest:full-path="Pictures/1000020100000258000001A938F635C17E5793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cm" svg:height="2.13cm" svg:x="18.8cm" svg:y="5.48cm">
          <draw:image xlink:href="Pictures/1000020100000258000001A938F635C17E5793FE.png" xlink:type="simple" xlink:show="embed" xlink:actuate="onLoad">
            <text:p/>
          </draw:image>
        </draw:frame>
        <draw:frame draw:style-name="gr1" draw:text-style-name="P1" draw:layer="layout" svg:width="3cm" svg:height="2.12cm" svg:x="4.4cm" svg:y="5.48cm">
          <draw:image xlink:href="Pictures/1000020100000258000001A92B845124F2C3CC14.png" xlink:type="simple" xlink:show="embed" xlink:actuate="onLoad">
            <text:p/>
          </draw:image>
        </draw:frame>
        <draw:frame draw:style-name="gr1" draw:text-style-name="P1" draw:layer="layout" svg:width="3cm" svg:height="1.5cm" svg:x="10cm" svg:y="8.9cm">
          <draw:image xlink:href="Pictures/10000201000003C0000001E0FFDBCA06CCD72B26.png" xlink:type="simple" xlink:show="embed" xlink:actuate="onLoad">
            <text:p/>
          </draw:image>
        </draw:frame>
        <draw:line draw:style-name="gr2" draw:text-style-name="P2" draw:layer="layout" svg:x1="5.6cm" svg:y1="10.2cm" svg:x2="20.4cm" svg:y2="10.2cm">
          <text:p/>
        </draw:line>
        <draw:line draw:style-name="gr3" draw:text-style-name="P2" draw:layer="layout" svg:x1="5.8cm" svg:y1="10.19cm" svg:x2="5.8cm" svg:y2="7.6cm">
          <text:p/>
        </draw:line>
        <draw:line draw:style-name="gr4" draw:text-style-name="P2" draw:layer="layout" svg:x1="20.4cm" svg:y1="7.61cm" svg:x2="20.4cm" svg:y2="10.2cm">
          <text:p/>
        </draw:line>
        <draw:line draw:style-name="gr5" draw:text-style-name="P2" draw:layer="layout" svg:x1="12.8cm" svg:y1="9.6cm" svg:x2="14.8cm" svg:y2="9.6cm">
          <text:p/>
        </draw:line>
        <draw:frame draw:style-name="gr6" draw:text-style-name="P3" draw:layer="layout" svg:width="1.7cm" svg:height="0.954cm" svg:x="4.8cm" svg:y="10.446cm">
          <draw:text-box>
            <text:p>0km</text:p>
          </draw:text-box>
        </draw:frame>
        <draw:frame draw:style-name="gr7" draw:text-style-name="P3" draw:layer="layout" svg:width="2.051cm" svg:height="0.954cm" svg:x="19.549cm" svg:y="10.446cm">
          <draw:text-box>
            <text:p>50km</text:p>
          </draw:text-box>
        </draw:frame>
        <draw:frame draw:style-name="gr7" draw:text-style-name="P4" draw:layer="layout" svg:width="1.882cm" svg:height="1.657cm" svg:x="10.349cm" svg:y="10.8cm">
          <draw:text-box>
            <text:p text:style-name="P1">Ort</text:p>
            <text:p text:style-name="P1">...km</text:p>
          </draw:text-box>
        </draw:frame>
        <draw:line draw:style-name="gr2" draw:text-style-name="P2" draw:layer="layout" svg:x1="11.4cm" svg:y1="10.8cm" svg:x2="11.4cm" svg:y2="10cm">
          <text:p/>
        </draw:line>
        <draw:frame draw:style-name="gr7" draw:text-style-name="P4" draw:layer="layout" svg:width="5.112cm" svg:height="1.657cm" svg:x="9cm" svg:y="7.2cm">
          <draw:text-box>
            <text:p text:style-name="P1">Geschwindikgeit</text:p>
            <text:p text:style-name="P1">100km/h</text:p>
          </draw:text-box>
        </draw:frame>
        <draw:frame draw:style-name="gr8" draw:text-style-name="P3" draw:layer="layout" svg:width="2.614cm" svg:height="0.954cm" svg:x="4.6cm" svg:y="4.4cm">
          <draw:text-box>
            <text:p>0:00:00</text:p>
          </draw:text-box>
        </draw:frame>
        <draw:frame draw:style-name="gr8" draw:text-style-name="P3" draw:layer="layout" svg:width="2.614cm" svg:height="0.954cm" svg:x="18.986cm" svg:y="4.4cm">
          <draw:text-box>
            <text:p>0:30:00</text:p>
          </draw:text-box>
        </draw:frame>
        <draw:frame draw:style-name="gr8" draw:text-style-name="P3" draw:layer="layout" svg:width="2.614cm" svg:height="0.954cm" svg:x="10.4cm" svg:y="4.4cm">
          <draw:text-box>
            <text:p>0:12:00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9:42:44.712806236</meta:creation-date>
    <dc:date>2017-09-13T10:02:53.265179109</dc:date>
    <meta:editing-duration>PT9M57S</meta:editing-duration>
    <meta:editing-cycles>2</meta:editing-cycles>
    <meta:generator>LibreOffice/5.4.0.3$Linux_X86_64 LibreOffice_project/40m0$Build-3</meta:generator>
    <meta:document-statistic meta:object-count="38"/>
  </office:meta>
</office:document-meta>
</file>